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Standard">
      <style:text-properties officeooo:rsid="00b93b96" officeooo:paragraph-rsid="00b93b96"/>
    </style:style>
    <style:style style:name="P7" style:family="paragraph" style:parent-style-name="Standard">
      <style:text-properties officeooo:rsid="00b942b8" officeooo:paragraph-rsid="00b942b8"/>
    </style:style>
    <style:style style:name="P8" style:family="paragraph" style:parent-style-name="Standard">
      <style:text-properties officeooo:paragraph-rsid="00ba53ab"/>
    </style:style>
    <style:style style:name="P9" style:family="paragraph" style:parent-style-name="Standard">
      <style:text-properties officeooo:rsid="00bb5e86" officeooo:paragraph-rsid="00bb5e86"/>
    </style:style>
    <style:style style:name="P10" style:family="paragraph" style:parent-style-name="Standard">
      <style:text-properties officeooo:paragraph-rsid="00bb5e86"/>
    </style:style>
    <style:style style:name="P11" style:family="paragraph" style:parent-style-name="Standard">
      <style:text-properties officeooo:paragraph-rsid="00bbc6f5"/>
    </style:style>
    <style:style style:name="P12" style:family="paragraph" style:parent-style-name="Standard">
      <style:text-properties officeooo:paragraph-rsid="00bc9a67"/>
    </style:style>
    <style:style style:name="P13" style:family="paragraph" style:parent-style-name="Standard">
      <style:text-properties officeooo:rsid="00c88a9c" officeooo:paragraph-rsid="00c88a9c"/>
    </style:style>
    <style:style style:name="P14" style:family="paragraph" style:parent-style-name="Standard">
      <style:text-properties officeooo:paragraph-rsid="00c88a9c"/>
    </style:style>
    <style:style style:name="P15" style:family="paragraph" style:parent-style-name="Standard">
      <style:text-properties officeooo:paragraph-rsid="00d1465f"/>
    </style:style>
    <style:style style:name="P16" style:family="paragraph" style:parent-style-name="Standard">
      <style:text-properties officeooo:paragraph-rsid="00cf15de"/>
    </style:style>
    <style:style style:name="P17" style:family="paragraph" style:parent-style-name="Standard">
      <style:text-properties officeooo:rsid="00d9d53a" officeooo:paragraph-rsid="00d9d53a"/>
    </style:style>
    <style:style style:name="P18" style:family="paragraph" style:parent-style-name="Standard">
      <style:text-properties officeooo:paragraph-rsid="00dab222"/>
    </style:style>
    <style:style style:name="P19" style:family="paragraph" style:parent-style-name="Standard">
      <style:text-properties officeooo:rsid="00dbdaef" officeooo:paragraph-rsid="00dbdaef"/>
    </style:style>
    <style:style style:name="P20" style:family="paragraph" style:parent-style-name="Standard">
      <style:text-properties officeooo:paragraph-rsid="00e64835"/>
    </style:style>
    <style:style style:name="P21" style:family="paragraph" style:parent-style-name="Standard">
      <style:text-properties officeooo:rsid="00ece4d6" officeooo:paragraph-rsid="00ece4d6"/>
    </style:style>
    <style:style style:name="P22" style:family="paragraph" style:parent-style-name="Standard">
      <style:text-properties officeooo:paragraph-rsid="00eea8c1"/>
    </style:style>
    <style:style style:name="P23" style:family="paragraph" style:parent-style-name="Standard">
      <style:text-properties officeooo:paragraph-rsid="00f077dc"/>
    </style:style>
    <style:style style:name="P24" style:family="paragraph" style:parent-style-name="Standard">
      <style:text-properties officeooo:paragraph-rsid="00f800ee"/>
    </style:style>
    <style:style style:name="P25" style:family="paragraph" style:parent-style-name="Standard">
      <style:text-properties officeooo:rsid="00f81696" officeooo:paragraph-rsid="00f81696"/>
    </style:style>
    <style:style style:name="P26" style:family="paragraph" style:parent-style-name="Standard">
      <style:text-properties officeooo:rsid="00faf035" officeooo:paragraph-rsid="00faf035"/>
    </style:style>
    <style:style style:name="P27" style:family="paragraph" style:parent-style-name="Standard">
      <style:text-properties officeooo:paragraph-rsid="010057b5"/>
    </style:style>
    <style:style style:name="P28" style:family="paragraph" style:parent-style-name="Standard">
      <style:text-properties officeooo:rsid="01047605" officeooo:paragraph-rsid="01047605"/>
    </style:style>
    <style:style style:name="P29" style:family="paragraph" style:parent-style-name="Standard">
      <style:text-properties officeooo:rsid="010612da" officeooo:paragraph-rsid="010612da"/>
    </style:style>
    <style:style style:name="P30" style:family="paragraph" style:parent-style-name="Standard">
      <style:text-properties officeooo:rsid="010791b7" officeooo:paragraph-rsid="010791b7"/>
    </style:style>
    <style:style style:name="P31" style:family="paragraph" style:parent-style-name="Standard">
      <style:text-properties officeooo:paragraph-rsid="010ac23c"/>
    </style:style>
    <style:style style:name="P32" style:family="paragraph" style:parent-style-name="Standard">
      <style:text-properties officeooo:rsid="010af5a3" officeooo:paragraph-rsid="010af5a3"/>
    </style:style>
    <style:style style:name="P33" style:family="paragraph" style:parent-style-name="Standard">
      <style:text-properties officeooo:rsid="010ec178" officeooo:paragraph-rsid="010ec178"/>
    </style:style>
    <style:style style:name="P34" style:family="paragraph" style:parent-style-name="Standard">
      <style:text-properties officeooo:paragraph-rsid="011748fe"/>
    </style:style>
    <style:style style:name="P35" style:family="paragraph" style:parent-style-name="Standard">
      <style:text-properties officeooo:paragraph-rsid="011dce24"/>
    </style:style>
    <style:style style:name="P36" style:family="paragraph" style:parent-style-name="Standard">
      <style:text-properties officeooo:rsid="011f4f2d" officeooo:paragraph-rsid="011f4f2d"/>
    </style:style>
    <style:style style:name="P37" style:family="paragraph" style:parent-style-name="Standard">
      <style:text-properties officeooo:paragraph-rsid="011f5923"/>
    </style:style>
    <style:style style:name="P38" style:family="paragraph" style:parent-style-name="Standard">
      <style:text-properties officeooo:rsid="012afcfa" officeooo:paragraph-rsid="012afcfa"/>
    </style:style>
    <style:style style:name="P39" style:family="paragraph" style:parent-style-name="Standard">
      <style:text-properties officeooo:rsid="013688e8" officeooo:paragraph-rsid="013688e8"/>
    </style:style>
    <style:style style:name="P40" style:family="paragraph" style:parent-style-name="Text_20_body">
      <style:text-properties officeooo:rsid="00913929" officeooo:paragraph-rsid="00913929"/>
    </style:style>
    <style:style style:name="P41" style:family="paragraph" style:parent-style-name="Thought">
      <style:text-properties officeooo:paragraph-rsid="00aa4871"/>
    </style:style>
    <style:style style:name="P42" style:family="paragraph" style:parent-style-name="Thought">
      <style:text-properties officeooo:rsid="00aa4871" officeooo:paragraph-rsid="00aa4871"/>
    </style:style>
    <style:style style:name="P43" style:family="paragraph" style:parent-style-name="Thought">
      <style:text-properties officeooo:paragraph-rsid="00df4e8f"/>
    </style:style>
    <style:style style:name="P44" style:family="paragraph" style:parent-style-name="Timekeeping">
      <style:text-properties officeooo:paragraph-rsid="00b71922"/>
    </style:style>
    <style:style style:name="P45" style:family="paragraph" style:parent-style-name="Timekeeping">
      <style:text-properties officeooo:paragraph-rsid="00c13144"/>
    </style:style>
    <style:style style:name="P46" style:family="paragraph" style:parent-style-name="Timekeeping">
      <style:text-properties officeooo:paragraph-rsid="00c32f96"/>
    </style:style>
    <style:style style:name="P47" style:family="paragraph" style:parent-style-name="Timekeeping">
      <style:text-properties officeooo:paragraph-rsid="00c4c7c7"/>
    </style:style>
    <style:style style:name="P48" style:family="paragraph" style:parent-style-name="Timekeeping">
      <style:text-properties officeooo:paragraph-rsid="00cf15de"/>
    </style:style>
    <style:style style:name="P49" style:family="paragraph" style:parent-style-name="Timekeeping">
      <style:text-properties officeooo:paragraph-rsid="00f4f326"/>
    </style:style>
    <style:style style:name="P50" style:family="paragraph" style:parent-style-name="Timekeeping">
      <style:text-properties officeooo:paragraph-rsid="011f0e78"/>
    </style:style>
    <style:style style:name="P51" style:family="paragraph" style:parent-style-name="Decision">
      <style:text-properties officeooo:rsid="00b942b8" officeooo:paragraph-rsid="00c44f49"/>
    </style:style>
    <style:style style:name="P52" style:family="paragraph" style:parent-style-name="Decision">
      <style:text-properties officeooo:paragraph-rsid="00cfdca9"/>
    </style:style>
    <style:style style:name="P53" style:family="paragraph" style:parent-style-name="Decision">
      <style:text-properties officeooo:paragraph-rsid="017ccde2"/>
    </style:style>
    <style:style style:name="P54" style:family="paragraph" style:parent-style-name="Heading_20_1">
      <style:text-properties officeooo:rsid="00913929" officeooo:paragraph-rsid="00913929"/>
    </style:style>
    <style:style style:name="P55" style:family="paragraph" style:parent-style-name="Heading_20_1">
      <style:text-properties fo:language="en" fo:country="AU" officeooo:paragraph-rsid="008ae153"/>
    </style:style>
    <style:style style:name="P56" style:family="paragraph" style:parent-style-name="Heading_20_2">
      <style:text-properties officeooo:paragraph-rsid="00c4b403"/>
    </style:style>
    <style:style style:name="P57" style:family="paragraph" style:parent-style-name="Standard">
      <style:text-properties officeooo:paragraph-rsid="0141f3b4"/>
    </style:style>
    <style:style style:name="P58" style:family="paragraph" style:parent-style-name="Standard">
      <style:text-properties officeooo:rsid="0148c89b" officeooo:paragraph-rsid="0148c89b"/>
    </style:style>
    <style:style style:name="P59" style:family="paragraph" style:parent-style-name="Standard">
      <style:text-properties officeooo:paragraph-rsid="0149d159"/>
    </style:style>
    <style:style style:name="P60" style:family="paragraph" style:parent-style-name="Standard">
      <style:text-properties officeooo:rsid="0152835a" officeooo:paragraph-rsid="0152835a"/>
    </style:style>
    <style:style style:name="P61" style:family="paragraph" style:parent-style-name="Standard">
      <style:text-properties officeooo:rsid="0152835a" officeooo:paragraph-rsid="01627b12"/>
    </style:style>
    <style:style style:name="P62" style:family="paragraph" style:parent-style-name="Standard">
      <style:text-properties officeooo:paragraph-rsid="0152835a"/>
    </style:style>
    <style:style style:name="P63" style:family="paragraph" style:parent-style-name="Standard">
      <style:text-properties officeooo:rsid="0155cd6b" officeooo:paragraph-rsid="0155cd6b"/>
    </style:style>
    <style:style style:name="P64" style:family="paragraph" style:parent-style-name="Standard">
      <style:text-properties officeooo:rsid="0158acb6" officeooo:paragraph-rsid="0158acb6"/>
    </style:style>
    <style:style style:name="P65" style:family="paragraph" style:parent-style-name="Standard">
      <style:text-properties officeooo:paragraph-rsid="0158acb6"/>
    </style:style>
    <style:style style:name="P66" style:family="paragraph" style:parent-style-name="Standard">
      <style:text-properties officeooo:rsid="0160879b" officeooo:paragraph-rsid="0160879b"/>
    </style:style>
    <style:style style:name="P67" style:family="paragraph" style:parent-style-name="Standard">
      <style:text-properties officeooo:paragraph-rsid="01640284"/>
    </style:style>
    <style:style style:name="P68" style:family="paragraph" style:parent-style-name="Standard">
      <style:text-properties officeooo:rsid="0165c43d" officeooo:paragraph-rsid="0165c43d"/>
    </style:style>
    <style:style style:name="P69" style:family="paragraph" style:parent-style-name="Standard">
      <style:text-properties officeooo:rsid="0168fa66" officeooo:paragraph-rsid="0168fa66"/>
    </style:style>
    <style:style style:name="P70" style:family="paragraph" style:parent-style-name="Standard">
      <style:text-properties officeooo:paragraph-rsid="017547b9"/>
    </style:style>
    <style:style style:name="P71" style:family="paragraph" style:parent-style-name="Standard">
      <style:text-properties officeooo:rsid="0181730d" officeooo:paragraph-rsid="0181730d"/>
    </style:style>
    <style:style style:name="P72" style:family="paragraph" style:parent-style-name="Thought">
      <style:text-properties officeooo:paragraph-rsid="014f9968"/>
    </style:style>
    <style:style style:name="P73" style:family="paragraph" style:parent-style-name="Thought">
      <style:text-properties officeooo:paragraph-rsid="0168ede6"/>
    </style:style>
    <style:style style:name="P74" style:family="paragraph" style:parent-style-name="Thought">
      <style:text-properties officeooo:paragraph-rsid="016d7344"/>
    </style:style>
    <style:style style:name="P75" style:family="paragraph" style:parent-style-name="Thought">
      <style:text-properties officeooo:paragraph-rsid="017547b9"/>
    </style:style>
    <style:style style:name="P76" style:family="paragraph" style:parent-style-name="Timekeeping">
      <style:text-properties officeooo:paragraph-rsid="014dce38"/>
    </style:style>
    <style:style style:name="P77" style:family="paragraph" style:parent-style-name="Timekeeping">
      <style:text-properties officeooo:rsid="0152835a" officeooo:paragraph-rsid="015791c3"/>
    </style:style>
    <style:style style:name="P78" style:family="paragraph" style:parent-style-name="Timekeeping">
      <style:text-properties officeooo:rsid="0152835a" officeooo:paragraph-rsid="01627b12"/>
    </style:style>
    <style:style style:name="P79" style:family="paragraph" style:parent-style-name="Timekeeping">
      <style:text-properties officeooo:rsid="0152835a" officeooo:paragraph-rsid="0169f31a"/>
    </style:style>
    <style:style style:name="P80" style:family="paragraph" style:parent-style-name="Timekeeping">
      <style:text-properties officeooo:rsid="0152835a" officeooo:paragraph-rsid="017547b9"/>
    </style:style>
    <style:style style:name="P81" style:family="paragraph" style:parent-style-name="Timekeeping">
      <style:text-properties officeooo:rsid="0152835a" officeooo:paragraph-rsid="0181a157"/>
    </style:style>
    <style:style style:name="P82" style:family="paragraph" style:parent-style-name="Timekeeping">
      <style:text-properties officeooo:paragraph-rsid="01640284"/>
    </style:style>
    <style:style style:name="P83" style:family="paragraph" style:parent-style-name="Timekeeping">
      <style:text-properties officeooo:paragraph-rsid="016f77ce"/>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style:font-name="Liberation Sans" fo:font-size="16.1000003814697pt" fo:font-weight="bold" officeooo:rsid="00f800ee" style:font-name-asian="Noto Sans CJK SC" style:font-size-asian="16.1000003814697pt" style:font-weight-asian="bold" style:font-name-complex="Lohit Devanagari" style:font-size-complex="16.1000003814697pt" style:font-weight-complex="bold"/>
    </style:style>
    <style:style style:name="T13" style:family="text">
      <style:text-properties officeooo:rsid="00a95bc5" fo:background-color="transparent" loext:char-shading-value="0"/>
    </style:style>
    <style:style style:name="T14" style:family="text">
      <style:text-properties officeooo:rsid="00ae8483" fo:background-color="transparent" loext:char-shading-value="0"/>
    </style:style>
    <style:style style:name="T15" style:family="text">
      <style:text-properties officeooo:rsid="00b71922" fo:background-color="transparent" loext:char-shading-value="0"/>
    </style:style>
    <style:style style:name="T16" style:family="text">
      <style:text-properties officeooo:rsid="0024bb84" fo:background-color="transparent" loext:char-shading-value="0"/>
    </style:style>
    <style:style style:name="T17" style:family="text">
      <style:text-properties officeooo:rsid="00305524" fo:background-color="transparent" loext:char-shading-value="0"/>
    </style:style>
    <style:style style:name="T18" style:family="text">
      <style:text-properties officeooo:rsid="00913929" fo:background-color="transparent" loext:char-shading-value="0"/>
    </style:style>
    <style:style style:name="T19" style:family="text">
      <style:text-properties officeooo:rsid="00c32f96" fo:background-color="transparent" loext:char-shading-value="0"/>
    </style:style>
    <style:style style:name="T20" style:family="text">
      <style:text-properties officeooo:rsid="00c4c7c7" fo:background-color="transparent" loext:char-shading-value="0"/>
    </style:style>
    <style:style style:name="T21" style:family="text">
      <style:text-properties officeooo:rsid="00c88a9c" fo:background-color="transparent" loext:char-shading-value="0"/>
    </style:style>
    <style:style style:name="T22" style:family="text">
      <style:text-properties officeooo:rsid="00dafb0c" fo:background-color="transparent" loext:char-shading-value="0"/>
    </style:style>
    <style:style style:name="T23" style:family="text">
      <style:text-properties officeooo:rsid="00df4e8f" fo:background-color="transparent" loext:char-shading-value="0"/>
    </style:style>
    <style:style style:name="T24" style:family="text">
      <style:text-properties officeooo:rsid="00e1af3c" fo:background-color="transparent" loext:char-shading-value="0"/>
    </style:style>
    <style:style style:name="T25" style:family="text">
      <style:text-properties officeooo:rsid="00e22fdb" fo:background-color="transparent" loext:char-shading-value="0"/>
    </style:style>
    <style:style style:name="T26" style:family="text">
      <style:text-properties officeooo:rsid="00e80d2d" fo:background-color="transparent" loext:char-shading-value="0"/>
    </style:style>
    <style:style style:name="T27" style:family="text">
      <style:text-properties officeooo:rsid="00e81ecd" fo:background-color="transparent" loext:char-shading-value="0"/>
    </style:style>
    <style:style style:name="T28" style:family="text">
      <style:text-properties officeooo:rsid="00e953af" fo:background-color="transparent" loext:char-shading-value="0"/>
    </style:style>
    <style:style style:name="T29" style:family="text">
      <style:text-properties officeooo:rsid="00f81696" fo:background-color="transparent" loext:char-shading-value="0"/>
    </style:style>
    <style:style style:name="T30" style:family="text">
      <style:text-properties officeooo:rsid="00fde8ea" fo:background-color="transparent" loext:char-shading-value="0"/>
    </style:style>
    <style:style style:name="T31" style:family="text">
      <style:text-properties officeooo:rsid="010ac23c" fo:background-color="transparent" loext:char-shading-value="0"/>
    </style:style>
    <style:style style:name="T32" style:family="text">
      <style:text-properties officeooo:rsid="011231fe" fo:background-color="transparent" loext:char-shading-value="0"/>
    </style:style>
    <style:style style:name="T33" style:family="text">
      <style:text-properties officeooo:rsid="0114200a" fo:background-color="transparent" loext:char-shading-value="0"/>
    </style:style>
    <style:style style:name="T34" style:family="text">
      <style:text-properties officeooo:rsid="012ea6cd" fo:background-color="transparent" loext:char-shading-value="0"/>
    </style:style>
    <style:style style:name="T35" style:family="text">
      <style:text-properties officeooo:rsid="0130f696" fo:background-color="transparent" loext:char-shading-value="0"/>
    </style:style>
    <style:style style:name="T36" style:family="text">
      <style:text-properties officeooo:rsid="013da900" fo:background-color="transparent" loext:char-shading-value="0"/>
    </style:style>
    <style:style style:name="T37" style:family="text">
      <style:text-properties officeooo:rsid="0145d24c" fo:background-color="transparent" loext:char-shading-value="0"/>
    </style:style>
    <style:style style:name="T38" style:family="text">
      <style:text-properties officeooo:rsid="014e0329" fo:background-color="transparent" loext:char-shading-value="0"/>
    </style:style>
    <style:style style:name="T39" style:family="text">
      <style:text-properties officeooo:rsid="0159e50d" fo:background-color="transparent" loext:char-shading-value="0"/>
    </style:style>
    <style:style style:name="T40" style:family="text">
      <style:text-properties officeooo:rsid="015b3fc5" fo:background-color="transparent" loext:char-shading-value="0"/>
    </style:style>
    <style:style style:name="T41" style:family="text">
      <style:text-properties officeooo:rsid="01640284" fo:background-color="transparent" loext:char-shading-value="0"/>
    </style:style>
    <style:style style:name="T42" style:family="text">
      <style:text-properties officeooo:rsid="0165c43d" fo:background-color="transparent" loext:char-shading-value="0"/>
    </style:style>
    <style:style style:name="T43" style:family="text">
      <style:text-properties officeooo:rsid="016ff567" fo:background-color="transparent" loext:char-shading-value="0"/>
    </style:style>
    <style:style style:name="T44" style:family="text">
      <style:text-properties officeooo:rsid="01742c95" fo:background-color="transparent" loext:char-shading-value="0"/>
    </style:style>
    <style:style style:name="T45" style:family="text">
      <style:text-properties officeooo:rsid="00aaee32"/>
    </style:style>
    <style:style style:name="T46" style:family="text">
      <style:text-properties officeooo:rsid="00af86a3"/>
    </style:style>
    <style:style style:name="T47" style:family="text">
      <style:text-properties officeooo:rsid="00b71922"/>
    </style:style>
    <style:style style:name="T48" style:family="text">
      <style:text-properties officeooo:rsid="00b942b8"/>
    </style:style>
    <style:style style:name="T49" style:family="text">
      <style:text-properties officeooo:rsid="00b99d82"/>
    </style:style>
    <style:style style:name="T50" style:family="text">
      <style:text-properties officeooo:rsid="00bc9a67"/>
    </style:style>
    <style:style style:name="T51" style:family="text">
      <style:text-properties officeooo:rsid="00c13144"/>
    </style:style>
    <style:style style:name="T52" style:family="text">
      <style:text-properties officeooo:rsid="00c4b403"/>
    </style:style>
    <style:style style:name="T53" style:family="text">
      <style:text-properties officeooo:rsid="00c68b97"/>
    </style:style>
    <style:style style:name="T54" style:family="text">
      <style:text-properties officeooo:rsid="00c83a06"/>
    </style:style>
    <style:style style:name="T55" style:family="text">
      <style:text-properties officeooo:rsid="00ca74c4"/>
    </style:style>
    <style:style style:name="T56" style:family="text">
      <style:text-properties officeooo:rsid="00cdda8a"/>
    </style:style>
    <style:style style:name="T57" style:family="text">
      <style:text-properties officeooo:rsid="00cf15de"/>
    </style:style>
    <style:style style:name="T58" style:family="text">
      <style:text-properties officeooo:rsid="00cfdca9"/>
    </style:style>
    <style:style style:name="T59" style:family="text">
      <style:text-properties officeooo:rsid="00d1465f"/>
    </style:style>
    <style:style style:name="T60" style:family="text">
      <style:text-properties officeooo:rsid="00d173fb"/>
    </style:style>
    <style:style style:name="T61" style:family="text">
      <style:text-properties officeooo:rsid="00d2c08f"/>
    </style:style>
    <style:style style:name="T62" style:family="text">
      <style:text-properties officeooo:rsid="00d63986"/>
    </style:style>
    <style:style style:name="T63" style:family="text">
      <style:text-properties officeooo:rsid="00d66cdd"/>
    </style:style>
    <style:style style:name="T64" style:family="text">
      <style:text-properties officeooo:rsid="00dab222"/>
    </style:style>
    <style:style style:name="T65" style:family="text">
      <style:text-properties officeooo:rsid="00de8630"/>
    </style:style>
    <style:style style:name="T66" style:family="text">
      <style:text-properties officeooo:rsid="00e1af3c"/>
    </style:style>
    <style:style style:name="T67" style:family="text">
      <style:text-properties officeooo:rsid="00e22fdb"/>
    </style:style>
    <style:style style:name="T68" style:family="text">
      <style:text-properties officeooo:rsid="00e80d2d"/>
    </style:style>
    <style:style style:name="T69" style:family="text">
      <style:text-properties officeooo:rsid="00f1993a"/>
    </style:style>
    <style:style style:name="T70" style:family="text">
      <style:text-properties officeooo:rsid="00f3b35a"/>
    </style:style>
    <style:style style:name="T71" style:family="text">
      <style:text-properties officeooo:rsid="00f4f326"/>
    </style:style>
    <style:style style:name="T72" style:family="text">
      <style:text-properties officeooo:rsid="00f800ee"/>
    </style:style>
    <style:style style:name="T73" style:family="text">
      <style:text-properties officeooo:rsid="00f81696"/>
    </style:style>
    <style:style style:name="T74" style:family="text">
      <style:text-properties officeooo:rsid="010ac23c"/>
    </style:style>
    <style:style style:name="T75" style:family="text">
      <style:text-properties officeooo:rsid="010d5369"/>
    </style:style>
    <style:style style:name="T76" style:family="text">
      <style:text-properties officeooo:rsid="0110d0dd"/>
    </style:style>
    <style:style style:name="T77" style:family="text">
      <style:text-properties officeooo:rsid="0115a084"/>
    </style:style>
    <style:style style:name="T78" style:family="text">
      <style:text-properties officeooo:rsid="012400ee"/>
    </style:style>
    <style:style style:name="T79" style:family="text">
      <style:text-properties officeooo:rsid="012679b8"/>
    </style:style>
    <style:style style:name="T80" style:family="text">
      <style:text-properties officeooo:rsid="0127d1db"/>
    </style:style>
    <style:style style:name="T81" style:family="text">
      <style:text-properties officeooo:rsid="0129453a"/>
    </style:style>
    <style:style style:name="T82" style:family="text">
      <style:text-properties officeooo:rsid="012fcc7a"/>
    </style:style>
    <style:style style:name="T83" style:family="text">
      <style:text-properties officeooo:rsid="0131b58b"/>
    </style:style>
    <style:style style:name="T84" style:family="text">
      <style:text-properties officeooo:rsid="01383194"/>
    </style:style>
    <style:style style:name="T85" style:family="text">
      <style:text-properties officeooo:rsid="0138c778"/>
    </style:style>
    <style:style style:name="T86" style:family="text">
      <style:text-properties officeooo:rsid="013c30ae"/>
    </style:style>
    <style:style style:name="T87" style:family="text">
      <style:text-properties officeooo:rsid="013dcdbf"/>
    </style:style>
    <style:style style:name="T88" style:family="text">
      <style:text-properties officeooo:rsid="0143f0f7"/>
    </style:style>
    <style:style style:name="T89" style:family="text">
      <style:text-properties officeooo:rsid="0144467f"/>
    </style:style>
    <style:style style:name="T90" style:family="text">
      <style:text-properties officeooo:rsid="0145d24c"/>
    </style:style>
    <style:style style:name="T91" style:family="text">
      <style:text-properties officeooo:rsid="01476af7"/>
    </style:style>
    <style:style style:name="T92" style:family="text">
      <style:text-properties officeooo:rsid="0148c89b"/>
    </style:style>
    <style:style style:name="T93" style:family="text">
      <style:text-properties officeooo:rsid="014cf8ed"/>
    </style:style>
    <style:style style:name="T94" style:family="text">
      <style:text-properties officeooo:rsid="015262b6"/>
    </style:style>
    <style:style style:name="T95" style:family="text">
      <style:text-properties officeooo:rsid="0155cd6b"/>
    </style:style>
    <style:style style:name="T96" style:family="text">
      <style:text-properties officeooo:rsid="015791c3"/>
    </style:style>
    <style:style style:name="T97" style:family="text">
      <style:text-properties officeooo:rsid="0158acb6"/>
    </style:style>
    <style:style style:name="T98" style:family="text">
      <style:text-properties officeooo:rsid="01627b12"/>
    </style:style>
    <style:style style:name="T99" style:family="text">
      <style:text-properties officeooo:rsid="01640284"/>
    </style:style>
    <style:style style:name="T100" style:family="text">
      <style:text-properties officeooo:rsid="0165c43d"/>
    </style:style>
    <style:style style:name="T101" style:family="text">
      <style:text-properties officeooo:rsid="0166f188"/>
    </style:style>
    <style:style style:name="T102" style:family="text">
      <style:text-properties officeooo:rsid="0169f31a"/>
    </style:style>
    <style:style style:name="T103" style:family="text">
      <style:text-properties officeooo:rsid="01742c95"/>
    </style:style>
    <style:style style:name="T104" style:family="text">
      <style:text-properties officeooo:rsid="017547b9"/>
    </style:style>
    <style:style style:name="T105" style:family="text">
      <style:text-properties officeooo:rsid="0177b832"/>
    </style:style>
    <style:style style:name="T106" style:family="text">
      <style:text-properties officeooo:rsid="01787b64"/>
    </style:style>
    <style:style style:name="T107" style:family="text">
      <style:text-properties officeooo:rsid="017aa501"/>
    </style:style>
    <style:style style:name="T108" style:family="text">
      <style:text-properties officeooo:rsid="017be6e7"/>
    </style:style>
    <style:style style:name="T109" style:family="text">
      <style:text-properties officeooo:rsid="0181a157"/>
    </style:style>
    <style:style style:name="T110" style:family="text">
      <style:text-properties officeooo:rsid="01881499"/>
    </style:style>
    <style:style style:name="T111" style:family="text">
      <style:text-properties officeooo:rsid="018904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54" text:outline-level="1">Reading this journal</text:h>
      <text:p text:style-name="P40">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3">if it isn’t stateless</text:span><text:span text:style-name="T9">.</text:span></text:p>
      <text:p text:style-name="P4"/>
      <text:p text:style-name="Decision">I sent an email to Sang-Woo asking about this point and seeking clarification on the scope of the exercise.</text:p>
      <text:p text:style-name="P2"/>
      <text:p text:style-name="P41">I estimate I should have time to complete the exercise before <text:span text:style-name="T13">Saturday </text:span>2022-11-0<text:span text:style-name="T9">5.</text:span></text:p>
      <text:p text:style-name="Standard"/>
      <text:p text:style-name="P42">Sang-Woo confirmed that adjusting the application code isn’t in scope. I will therefore build in auto scaling without considering application code changes <text:span text:style-name="T45">in my solution</text:span>.</text:p>
      <text:h text:style-name="P55"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4">as a deploy target during this exercise</text:span>.</text:p>
      <text:p text:style-name="Standard"/>
      <text:p text:style-name="Decision">I will use Terraform to declare the infrastructure as code. <text:span text:style-name="T46">CDK might be a better </text:span><text:span text:style-name="T25">choice, </text:span><text:span text:style-name="T46">as we are </text:span><text:span text:style-name="T66">specifically </text:span><text:span text:style-name="T46">targeting AWS </text:span><text:span text:style-name="T66">right now, </text:span><text:span text:style-name="T67">but it means putting all our eggs in AWS and that makes me a little uncomfortable</text:span><text:span text:style-name="T46">. </text:span><text:span text:style-name="T66">While </text:span><text:span text:style-name="T24">t</text:span><text:span text:style-name="T66">he platform agnosticism of </text:span><text:span text:style-name="T46">Terraform </text:span><text:span text:style-name="T66">is a bit overstated </text:span><text:span text:style-name="T46">it will at least </text:span><text:span text:style-name="T24">mean some of our constants will be platform agnostic</text:span><text:span text:style-name="T46">.</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55">a lot of things installed that I will need.</text:span></text:p>
      <text:h text:style-name="Heading_20_2" text:outline-level="2">Setting up version control</text:h>
      <text:p text:style-name="P44">2022-11-<text:span text:style-name="T9">2</text:span> @ <text:span text:style-name="T47">2</text:span><text:span text:style-name="T9">:</text:span><text:span text:style-name="T47">00</text:span><text:span text:style-name="T9">p</text:span>m – <text:span text:style-name="T15">Cloning repository and pushing a copy to my own personal GitHub to work against.</text:span></text:p>
      <text:p text:style-name="P6"/>
      <text:p text:style-name="Timekeeping"><text:soft-page-break/>2022-11-2 @ 2:1<text:span text:style-name="T48">0</text:span>pm – New repository is created.</text:p>
      <text:p text:style-name="Standard"/>
      <text:p text:style-name="P46"><text:span text:style-name="T16">Total machine time is </text:span><text:span text:style-name="T19">0</text:span><text:span text:style-name="T17"> hour</text:span><text:span text:style-name="T18">s</text:span><text:span text:style-name="T17">, </text:span><text:span text:style-name="T19">25</text:span><text:span text:style-name="T16"> minutes.</text:span></text:p>
      <text:h text:style-name="Heading_20_2" text:outline-level="2">Setting up docker</text:h>
      <text:p text:style-name="Timekeeping">2022-11-2 @ 2:15pm – <text:span text:style-name="T49">Installing `docker-compose` and `docker` on my workstation.</text:span></text:p>
      <text:p text:style-name="P7"/>
      <text:p text:style-name="P51">While it isn’t strictly necessary to continue, next I want to get Docker and Docker Compose running on my workstation (I haven’t installed them on this machine since its latest re-format) and ultimately get the application running locally.</text:p>
      <text:p text:style-name="P7"/>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8"/>
      <text:p text:style-name="Thought">Found a handy guide that only needed some simple changes to match my distribution to work.</text:p>
      <text:p text:style-name="P8"/>
      <text:p text:style-name="Timekeeping">2022-11-2 @ 2:30pm – Managed to get docker installed and have a version of compose that can run the project.</text:p>
      <text:p text:style-name="P10"/>
      <text:p text:style-name="P47"><text:span text:style-name="T16">Total machine time is </text:span><text:span text:style-name="T19">0</text:span><text:span text:style-name="T17"> hour</text:span><text:span text:style-name="T18">s</text:span><text:span text:style-name="T17">, </text:span><text:span text:style-name="T20">4</text:span><text:span text:style-name="T19">5</text:span><text:span text:style-name="T16"> minutes.</text:span></text:p>
      <text:h text:style-name="P56" text:outline-level="2"><text:span text:style-name="T52">R</text:span>unning things locally</text:h>
      <text:p text:style-name="Decision">I will now try start the app up locally.</text:p>
      <text:p text:style-name="P9"/>
      <text:p text:style-name="Thought"><text:soft-page-break/>The build time for the images is a few minutes. I will want to keep that in mind if I end up doing the stretch objective of building the code integration and deployment pipelines.</text:p>
      <text:p text:style-name="P11"/>
      <text:p text:style-name="Thought">I enjoy the humour in the app. “Oh snap! You got an error!” made me laugh.</text:p>
      <text:p text:style-name="P11"/>
      <text:p text:style-name="Timekeeping">2022-11-2 @ 2:45 Compose-based local environment is now running and I can access the app locally. <text:span text:style-name="T50">I think I am all set to get started proper.</text:span></text:p>
      <text:p text:style-name="P12"/>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54">Now I will </text:span>set up Terraform and connect to my AWS account from my workstation.</text:p>
      <text:p text:style-name="Standard"/>
      <text:p text:style-name="P45"><text:span text:style-name="T50">2022-11-</text:span><text:span text:style-name="T9">2</text:span><text:span text:style-name="T50"> @ </text:span><text:span text:style-name="T51">4</text:span><text:span text:style-name="T9">:</text:span><text:span text:style-name="T51">3</text:span><text:span text:style-name="T47">0</text:span><text:span text:style-name="T9">p</text:span><text:span text:style-name="T50">m – </text:span><text:span text:style-name="T53">Setting up Terraform.</text:span></text:p>
      <text:p text:style-name="Standard"/>
      <text:p text:style-name="Thought"><text:span text:style-name="T21">Like with Docker</text:span>, if I want a modern version of Terraform I am going to need to set up a Hashicorp managed package repository and install it from there.</text:p>
      <text:p text:style-name="P13"/>
      <text:p text:style-name="Decision">The Terraform website actually provides commands to add the Hashicorp managed package repository to Debian, so I can just follow their commands here https://www.terraform.io/downloads</text:p>
      <text:p text:style-name="P13"/>
      <text:p text:style-name="Thought"><text:span text:style-name="T56">Turns out it wasn’t quite that simple. I needed to swap out the `</text:span>$(lsb_release -cs)<text:span text:style-name="T56">` that incorrectly populated because I am not running a standard Debian or Ubuntu install.</text:span></text:p>
      <text:p text:style-name="P13"/>
      <text:p text:style-name="Timekeeping">2022-11-2 @ 4:45pm – I have Terraform 1.3.3 installed and working now.</text:p>
      <text:p text:style-name="P14"><text:soft-page-break/></text:p>
      <text:p text:style-name="P48"><text:span text:style-name="T5">Total machine time is </text:span>1<text:span text:style-name="T6"> hour</text:span><text:span text:style-name="T8">s</text:span><text:span text:style-name="T6">, </text:span><text:span text:style-name="T57">15</text:span><text:span text:style-name="T5"> minutes.</text:span></text:p>
      <text:h text:style-name="Heading_20_1" text:outline-level="1">Making a change to AWS <text:span text:style-name="T70">via Terraform</text:span></text:h>
      <text:p text:style-name="Timekeeping"><text:span text:style-name="T57">2022-11-2 </text:span><text:span text:style-name="T58">@ </text:span><text:span text:style-name="T59">4</text:span><text:span text:style-name="T58">:</text:span><text:span text:style-name="T59">45</text:span><text:span text:style-name="T58">pm – I </text:span><text:span text:style-name="T59">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60">at this stage </text:span>so I expect to take most of my code from examples online, <text:span text:style-name="T61">at least early on</text:span>.</text:p>
      <text:p text:style-name="P15"/>
      <text:p text:style-name="P52">I figure my solution is going to essentially follow the pattern in this <text:span text:style-name="T58">H</text:span>ashicorp example using ecs and an application load balanacer, so I will poach my starting code from <text:span text:style-name="T62">there.</text:span></text:p>
      <text:p text:style-name="P52">https://github.com/hashicorp/terraform-provider-aws/tree/main/examples/ecs-alb</text:p>
      <text:h text:style-name="Heading_20_2" text:outline-level="2">Getting Terraform to create an ECS cluster</text:h>
      <text:p text:style-name="Timekeeping"><text:span text:style-name="T57">2022-11-2 </text:span><text:span text:style-name="T58">@ 5:0</text:span><text:span text:style-name="T63">5</text:span><text:span text:style-name="T58">pm – </text:span><text:span text:style-name="T63">I am copying over enough code from the ECS example from Hashicorp to create an ECS cluster.</text:span></text:p>
      <text:p text:style-name="P16"/>
      <text:p text:style-name="Decision"><text:soft-page-break/>I have copied over the main.tf from the ECS example and now I am stripping out everything except the cluster resource.</text:p>
      <text:p text:style-name="P17"/>
      <text:p text:style-name="Thought"><text:span text:style-name="T65">A `terraform validate` shows t</text:span>he AWS region variable isn’t specified because I haven’t copied that over.</text:p>
      <text:p text:style-name="Standard"/>
      <text:p text:style-name="Decision">I will grab <text:span text:style-name="T22">variables</text:span><text:span text:style-name="T64">.tf </text:span>from the example code too.</text:p>
      <text:p text:style-name="P18"/>
      <text:p text:style-name="Thought">The default region is `us-west-2`. That isn’t ideal for us.</text:p>
      <text:p text:style-name="P19"/>
      <text:p text:style-name="Decision">I will change the default region to `ap-southeast-2` (Sydney) because that makes for sense over here.</text:p>
      <text:p text:style-name="Standard"/>
      <text:p text:style-name="P43"><text:span text:style-name="T65">A `terraform validate` </text:span><text:span text:style-name="T23">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19"/>
      <text:p text:style-name="Decision"><text:span text:style-name="T89">TODO: </text:span>I will create a new AWS account for this exercise and generate an API key for programmatic access. <text:span text:style-name="T68">I will use the root account </text:span><text:span text:style-name="T26">for this, but we really should create a </text:span><text:span text:style-name="T28">role for </text:span><text:span text:style-name="T26">infrastructure </text:span><text:span text:style-name="T27">management </text:span><text:span text:style-name="T26">at a later point.</text:span></text:p>
      <text:p text:style-name="P20"/>
      <text:p text:style-name="Decision">I have created an AWS profile called `SREAssessment.Infrustructure` that I will now configure in Terraform.</text:p>
      <text:p text:style-name="P21"/>
      <text:p text:style-name="Decision">I have create a Terraform variable for the AWS profile to use. This feels like the best compromise to keep secrets out of version control, specify sensible defaults and allow other developers to override the profile.</text:p>
      <text:p text:style-name="P22"><text:soft-page-break/></text:p>
      <text:p text:style-name="Thought">I accidentally forgot to change the default region from the Hashicorp example <text:span text:style-name="T69">(even thought I said I would)</text:span> and I was confused for a moment why my `terraform apply` worked but I saw no cluster in the admin console. It is so easy to accidentally generate resources and not know where they are.</text:p>
      <text:p text:style-name="P23"/>
      <text:p text:style-name="Timekeeping">2022-11-2 @ 5:45pm – It works, I have successfully generated an ECS cluster.</text:p>
      <text:p text:style-name="Standard"/>
      <text:p text:style-name="P49"><text:span text:style-name="T5">Total machine time is </text:span><text:span text:style-name="T71">2</text:span><text:span text:style-name="T6"> hour</text:span><text:span text:style-name="T8">s</text:span><text:span text:style-name="T6">, </text:span><text:span text:style-name="T57">15</text:span><text:span text:style-name="T5"> minutes.</text:span></text:p>
      <text:h text:style-name="Heading_20_2" text:outline-level="2">Getting the <text:span text:style-name="T72">Hashicorp “Ghost” </text:span><text:span text:style-name="T12">example </text:span><text:span text:style-name="T72">running in AWS</text:span></text:h>
      <text:p text:style-name="Thought">The Hashicorp ECS example isn’t exactly what I am looking for (<text:span text:style-name="T37">DONE</text:span><text:span text:style-name="T90">: </text:span>I am going to modify it to run via Fargate instead of EC2 for example). But it seems like a good foundation and it lets me defer dealing with some of the other parts of the challenge till after I have a working set of containers.</text:p>
      <text:p text:style-name="P24"/>
      <text:p text:style-name="Decision">I will copy over the rest of the example Terraform from Hashicorp and get their copy of Ghost running with it.</text:p>
      <text:p text:style-name="P24"/>
      <text:p text:style-name="Timekeeping">2022-11-3 @ 9:45am – Copying the rest of the Terraform example over and getting it to run.</text:p>
      <text:p text:style-name="P24"/>
      <text:p text:style-name="Thought">I have had to copy over configuration for files I know I don’t actually need for my solution. I am not expecting to have EC2 instances as part of my solution. <text:span text:style-name="T73">I think it should be straightforward to </text:span><text:span text:style-name="T29">simplify things once I have something working.</text:span></text:p>
      <text:p text:style-name="P25"/>
      <text:p text:style-name="Thought">Ah. Hit something I should have anticipated. I need to provide <text:span text:style-name="T30">a number of configuration items for accessing the EC2 instances directly that I don’t need. It might be easier to swap to Fargate sooner rather than later.</text:span></text:p>
      <text:p text:style-name="P26"/>
      <text:p text:style-name="Decision">Change of plans. I am going to strip out the EC2 instances that I don’t need upfront.</text:p>
      <text:p text:style-name="Thought"><text:soft-page-break/>I can let `terraform validate` steer me to some degree as I remove things I don’t need, but I need to be very wary of leaving resources I don’t need defined.</text:p>
      <text:p text:style-name="P27"/>
      <text:p text:style-name="Timekeeping">2022-11-3 @ 10:15am – Trimmed things down to not use EC2 and instead use Fargate managed instances. Going to try and apply it now.</text:p>
      <text:p text:style-name="Standard"/>
      <text:p text:style-name="Thought">Encountered a problem. We need to adjust the task definition to launch on Fargate.</text:p>
      <text:p text:style-name="P28"/>
      <text:p text:style-name="Thought">Looks like the task defintion resource needed `requires_compatibilities = ["FARGATE"]`. I am not certain what that does.</text:p>
      <text:p text:style-name="P29"/>
      <text:p text:style-name="Thought">Another problem. Fargate network needs to be `awsvpc`. I need to look into this. Perhaps copying this example wasn’t such a great idea!</text:p>
      <text:p text:style-name="Standard"/>
      <text:p text:style-name="Decision">While reviewing the code, I noticed there is a security group we no longer need. I will remove it.</text:p>
      <text:p text:style-name="P30"/>
      <text:p text:style-name="Thought">I hope everything runs once I have got past the errors. I have stripped so much of the example code away to run on Fargate now. <text:span text:style-name="T74">It would be unfortunate if I </text:span><text:span text:style-name="T31">encounter some deal breaker than means I have to abandon the example code.</text:span></text:p>
      <text:p text:style-name="P31"/>
      <text:p text:style-name="Thought"><text:span text:style-name="T75">I n</text:span>eed<text:span text:style-name="T75">ed</text:span> to make some tweaks to log configuration. <text:span text:style-name="T75">We need to specify a log stream prefix when using Fargate.</text:span></text:p>
      <text:p text:style-name="P32"/>
      <text:p text:style-name="Thought">Creating the load balancer via Terraform takes about two minutes, and other resources are not created till after it. This makes the feedback loop for fixing problems longer than would be ideal.</text:p>
      <text:p text:style-name="P33"/>
      <text:p text:style-name="Decision"><text:soft-page-break/>We need to add a role for the Fargate tasks to run as now that we have moved away from EC2. I will create this role now, <text:span text:style-name="T76">I will use the AWS managed role because we have no special </text:span><text:span text:style-name="T33">permissions </text:span><text:span text:style-name="T76">for </text:span><text:span text:style-name="T32">these </text:span><text:span text:style-name="T76">task</text:span><text:span text:style-name="T77">s</text:span>.</text:p>
      <text:p text:style-name="P34"/>
      <text:p text:style-name="Decision">Another error, we need to define the instance <text:span text:style-name="T78">size </text:span>details for Fargate. These were implied by the EC2 instance previously. <text:span text:style-name="T79">I will add the cpu and memory keys.</text:span></text:p>
      <text:p text:style-name="P36"/>
      <text:p text:style-name="Decision">I just noticed there are a bunch of unused variables in the Terraform now. I will clean them out.</text:p>
      <text:p text:style-name="P37"/>
      <text:p text:style-name="Thought">Now our target group is incompatible with our tasks. I need to dig into how to resolve this. <text:span text:style-name="T81">Networking </text:span><text:span text:style-name="T80">is a less familiar area of AWS for me.</text:span></text:p>
      <text:p text:style-name="P38"/>
      <text:p text:style-name="Decision">It appears we were getting a default target group that targeted instances, not IP addresses. Because Fargate will add tasks to a target group based on their IP, we need to explicitly set the `target_type = “IP”` when using Fargate.</text:p>
      <text:p text:style-name="P37"/>
      <text:p text:style-name="Decision">A follow on to the above is that we now need to provide a subnet to the ECS service to <text:span text:style-name="T34">allocate</text:span> IP addresses from.</text:p>
      <text:p text:style-name="P37"/>
      <text:p text:style-name="Decision">It turns out we don’t need to specify an ECS service role because we are using simplified networking now. <text:span text:style-name="T82">I can remove the </text:span><text:span text:style-name="T35">explicit </text:span><text:span text:style-name="T82">service role.</text:span></text:p>
      <text:p text:style-name="P37"/>
      <text:p text:style-name="Thought">Success! A clean `terraform apply`. Time to check if it is reachable.</text:p>
      <text:p text:style-name="P39"/>
      <text:p text:style-name="Thought">Got a bit of a scare when I saw the 503 unreachable. But the task is still starting. <text:span text:style-name="T84">It seems to be taking a long time to start. </text:span><text:span text:style-name="T85">Nothing shows in the logs yet. I will be patient a bit longer.</text:span></text:p>
      <text:p text:style-name="P37"/>
      <text:p text:style-name="Decision"><text:soft-page-break/>Got an error from the task that it could not pull the image. This seems surprising, I will confirm if I can pull it myself locally.</text:p>
      <text:p text:style-name="P37"/>
      <text:p text:style-name="Thought">Things work for me locally. Comments online suggest this is a problem where I haven’t given ECS enough permissions to pull the image from the public internet. I will need to resolve this after lunch.</text:p>
      <text:p text:style-name="P37"/>
      <text:p text:style-name="Timekeeping">2022-11-3 @ 1<text:span text:style-name="T86">2</text:span>:<text:span text:style-name="T86">00a</text:span>m – <text:span text:style-name="T36">Terraform is now doing its part and things are running on</text:span> Fargate.</text:p>
      <text:p text:style-name="P35"/>
      <text:p text:style-name="P50"><text:span text:style-name="T5">Total machine time is </text:span><text:span text:style-name="T83">4</text:span><text:span text:style-name="T6"> hour</text:span><text:span text:style-name="T8">s</text:span><text:span text:style-name="T6">, </text:span><text:span text:style-name="T87">30</text:span><text:span text:style-name="T5"> minutes.</text:span></text:p>
      <text:p text:style-name="Standard"/>
      <text:p text:style-name="Timekeeping">2022-11-3 @ 1:45pm – Had some inspiration during lunch. Going to try adding public ips to the tasks.</text:p>
      <text:p text:style-name="P57"/>
      <text:p text:style-name="Thought"><text:span text:style-name="T88">TODO: </text:span>I am currently counting on my instances having direct access to the public internet, but there won’t be a long term reason for this to happen <text:span text:style-name="T91">so I should undo this later</text:span>.</text:p>
      <text:p text:style-name="P57"/>
      <text:p text:style-name="Thought">Got a bit further. Now I have a problem with Ghost specifically. It looks like it wants a database. I don’t want to spend too much time on this.</text:p>
      <text:p text:style-name="P58"/>
      <text:p text:style-name="Decision">I am going to try run it in development mode <text:span text:style-name="T92">using environment variables</text:span>.</text:p>
      <text:p text:style-name="Standard"/>
      <text:p text:style-name="P72">Finally <text:span text:style-name="T93">I</text:span> reached a point where I can start focusing on running a copy of the provided application.</text:p>
      <text:p text:style-name="P72"><text:span text:style-name="T38">N</text:span>ext steps will be defining a container registry, adding the docker images for the todo list app that we really want to host to a container registry and then adjusting the task definition to load that app instead of ghost.</text:p>
      <text:p text:style-name="Standard"><text:soft-page-break/></text:p>
      <text:p text:style-name="Timekeeping">2022-11-3 @ 2:<text:span text:style-name="T94">15</text:span>pm – Ghost is running and accessible now.</text:p>
      <text:p text:style-name="P59"/>
      <text:p text:style-name="P76"><text:span text:style-name="T5">Total machine time is </text:span><text:span text:style-name="T94">5</text:span><text:span text:style-name="T6"> hour</text:span><text:span text:style-name="T8">s</text:span><text:span text:style-name="T6">, </text:span><text:span text:style-name="T94">0 </text:span><text:span text:style-name="T5">minutes.</text:span></text:p>
      <text:p text:style-name="P59"/>
      <text:h text:style-name="Heading_20_2" text:outline-level="2">Ghost isn’t stable</text:h>
      <text:p text:style-name="Timekeeping">2022-11-3 @ 3:15pm – Came back to find that ghost had stopped and was no longer reachable.</text:p>
      <text:p text:style-name="P63"/>
      <text:p text:style-name="Thought">It appears to be due to load balancer health check failures.</text:p>
      <text:p text:style-name="P60"/>
      <text:p text:style-name="Decision">I will swap out the image for a<text:span text:style-name="T95">n </text:span>Apache image instead.</text:p>
      <text:p text:style-name="P62"/>
      <text:p text:style-name="Timekeeping">2022-11-3 @ 3:30pm – Apache is stable. <text:span text:style-name="T95">There does not appear to be anything wrong with the infrastructure.</text:span></text:p>
      <text:p text:style-name="P60"/>
      <text:p text:style-name="P77"><text:span text:style-name="T5">Total machine time is </text:span><text:span text:style-name="T94">5</text:span><text:span text:style-name="T6"> hour</text:span><text:span text:style-name="T8">s</text:span><text:span text:style-name="T6">, </text:span><text:span text:style-name="T96">15</text:span><text:span text:style-name="T94"> </text:span><text:span text:style-name="T5">minutes.</text:span></text:p>
      <text:p text:style-name="P60"/>
      <text:h text:style-name="Heading_20_1" text:outline-level="1">Getting ou<text:span text:style-name="T97">r </text:span>build artifacts to AWS</text:h>
      <text:p text:style-name="Thought">Now we have a web service hosted in AWS we need to swap it out for the app we really want to run. For that we need to get our artifacts into AWS. There are a few things we could do here, but given our artifacts for our development environment are docker images, we can use an Elastic Container Registry to hold the images. This is also a really nice boundary between the build and deploy stages and we can use the container registry to drive automation later.</text:p>
      <text:p text:style-name="P65"/>
      <text:p text:style-name="Decision"><text:s/>I will use Terraform to define an Elastic Container Registry next.</text:p>
      <text:h text:style-name="Heading_20_2" text:outline-level="2"><text:soft-page-break/>Adding ECR to our infrastructure</text:h>
      <text:p text:style-name="Timekeeping">2022-11-3 @ 4:30pm – <text:span text:style-name="T39">Adding</text:span> an ECR registry <text:span text:style-name="T40">to our</text:span> Terraform.</text:p>
      <text:p text:style-name="P64"/>
      <text:p text:style-name="Decision">I will start by adding the resource and making sure it is created. I know we will need to grant permission to the execute role before we can pull from it later.</text:p>
      <text:p text:style-name="P66"/>
      <text:p text:style-name="Thought">This part was super easy, there isn’t a lot of complexity to the container registry and I was able to follow the documentation easily.</text:p>
      <text:p text:style-name="P66"/>
      <text:p text:style-name="Timekeeping">2022-11-3 @ 4:45pm – I have an empty container registry created.</text:p>
      <text:p text:style-name="P61"/>
      <text:p text:style-name="P78"><text:span text:style-name="T5">Total machine time is </text:span><text:span text:style-name="T94">5</text:span><text:span text:style-name="T6"> hour</text:span><text:span text:style-name="T8">s</text:span><text:span text:style-name="T6">, </text:span><text:span text:style-name="T98">30</text:span><text:span text:style-name="T94"> </text:span><text:span text:style-name="T5">minutes.</text:span></text:p>
      <text:p text:style-name="Standard"/>
      <text:h text:style-name="Heading_20_2" text:outline-level="2">Pushing httpd into the container registry</text:h>
      <text:p text:style-name="Decision">Now we want to start loading our images from our container registry instead of the public internet. I am going to push a copy of the httpd image into the new registry we created next.</text:p>
      <text:p text:style-name="P67"/>
      <text:p text:style-name="P82">2022-11-3 @ 4:<text:span text:style-name="T99">45</text:span>pm – <text:span text:style-name="T41">Pushing httpd image into ECR</text:span></text:p>
      <text:p text:style-name="Standard"/>
      <text:p text:style-name="Decision">I need to install the AWS cli in order to get a temporary login to ECR.</text:p>
      <text:p text:style-name="P68"/>
      <text:p text:style-name="P73">Somehow I haven’t needed the AWS cli yet <text:span text:style-name="T100">on my workstation</text:span>. <text:span text:style-name="T42">B</text:span>ecause I manually add keys to my <text:span text:style-name="T101">AWS </text:span>credentials file <text:span text:style-name="T101">and that is what </text:span>Terraform is using.</text:p>
      <text:p text:style-name="P69"/>
      <text:p text:style-name="P74"><text:soft-page-break/><text:span text:style-name="T43">DONE</text:span>: I realise at this point we need a front and back repository. I need to rename this one once we get this working.</text:p>
      <text:p text:style-name="P69"/>
      <text:p text:style-name="Thought">Got the image pushed. This all feels uncomfortably manual. We will fix this with the integration and deployment automation if we get that far.</text:p>
      <text:p text:style-name="P69"/>
      <text:p text:style-name="Timekeeping">2022-11-3 @ 5:00pm – Image pushed. It appears in ECR now.</text:p>
      <text:p text:style-name="P69"/>
      <text:p text:style-name="P79"><text:span text:style-name="T5">Total machine time is </text:span><text:span text:style-name="T94">5</text:span><text:span text:style-name="T6"> hour</text:span><text:span text:style-name="T8">s</text:span><text:span text:style-name="T6">, </text:span><text:span text:style-name="T102">45</text:span><text:span text:style-name="T94"> </text:span><text:span text:style-name="T5">minutes.</text:span></text:p>
      <text:h text:style-name="Heading_20_2" text:outline-level="2">Pull the image from our container registry when starting tasks</text:h>
      <text:p text:style-name="Thought">Now we need to adjust our task definition file to fetch the image from our container registry. The task execution role will need to be granted permission to pull from the registry for this to work.</text:p>
      <text:p text:style-name="Standard"/>
      <text:p text:style-name="P83">2022-11-3 @ 5:00pm – Adjusting the task definition and task execution role to pull from ECR.</text:p>
      <text:p text:style-name="Standard"/>
      <text:p text:style-name="Decision">I renamed the ECR repositories to match our eventual targets for the todo app.</text:p>
      <text:p text:style-name="P70"/>
      <text:p text:style-name="P75">Curiously, I found that the connection to ECR goes over the public internet, it does not appear to be possible to pull the image privately from ECR. <text:span text:style-name="T103">This held me up from a bit while I was </text:span><text:span text:style-name="T44">experimenting removing the public IP.</text:span></text:p>
      <text:p text:style-name="Standard"/>
      <text:p text:style-name="Timekeeping">2022-11-3 @ 5:45pm – I have the `httpd` image masquerading as the clearpoint todo app frontend.</text:p>
      <text:p text:style-name="Standard"><text:span text:style-name="T44"/></text:p>
      <text:p text:style-name="P80"><text:span text:style-name="T5">Total machine time is </text:span><text:span text:style-name="T104">6</text:span><text:span text:style-name="T6"> hour</text:span><text:span text:style-name="T8">s</text:span><text:span text:style-name="T6">, </text:span><text:span text:style-name="T104">30</text:span><text:span text:style-name="T94"> </text:span><text:span text:style-name="T5">minutes.</text:span></text:p>
      <text:h text:style-name="Heading_20_2" text:outline-level="2"><text:soft-page-break/>Swap the httpd image for the real todo frontend</text:h>
      <text:p text:style-name="Thought"><text:span text:style-name="T105">The way should be paved for us to push the todo app frontend into the container registry </text:span><text:span text:style-name="T106">and </text:span><text:span text:style-name="T105">force a redeploy of the task </text:span><text:span text:style-name="T106">to render the frontend app. For now, we only support one container, we will change this soon.</text:span></text:p>
      <text:p text:style-name="Standard"/>
      <text:p text:style-name="P53">I will <text:span text:style-name="T107">now </text:span>replace the httpd image in ECR with the locally buil<text:span text:style-name="T108">t</text:span> frontend image from my workstation and force a re-deploy of the service.</text:p>
      <text:p text:style-name="Standard"/>
      <text:p text:style-name="Timekeeping">2022-11-3 @ 5:45<text:span text:style-name="T110">pm</text:span> – Deploying the todo app frontend.</text:p>
      <text:p text:style-name="Standard"/>
      <text:p text:style-name="Decision">I removed some leftover environment variables from ghost that I forgot about.</text:p>
      <text:p text:style-name="Standard"/>
      <text:p text:style-name="Timekeeping">2022-11-3 @ 6:00<text:span text:style-name="T110">pm</text:span> – The todo frontend is now available. Everything works as expected.</text:p>
      <text:p text:style-name="P71"/>
      <text:p text:style-name="Timekeeping">2022-11-3 @ 6:15pm – <text:span text:style-name="T111">Tidied up some old references to example and httpd.</text:span></text:p>
      <text:p text:style-name="P71"/>
      <text:p text:style-name="P81"><text:span text:style-name="T5">Total machine time is </text:span><text:span text:style-name="T110">7</text:span><text:span text:style-name="T6"> hour</text:span><text:span text:style-name="T8">s</text:span><text:span text:style-name="T6">, </text:span><text:span text:style-name="T110">0</text:span><text:span text:style-name="T94"> </text:span><text:span text:style-name="T5">minut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3T18:16:07.266892811</dc:date>
    <meta:editing-duration>PT23H32M42S</meta:editing-duration>
    <meta:editing-cycles>308</meta:editing-cycles>
    <meta:print-date>2022-10-30T17:02:39.029966853</meta:print-date>
    <meta:document-statistic meta:table-count="0" meta:image-count="0" meta:object-count="0" meta:page-count="14" meta:paragraph-count="147" meta:word-count="2863" meta:character-count="16079" meta:non-whitespace-character-count="13335"/>
  </office:meta>
</office:document-meta>
</file>